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Lecture 1.0 - Introduction</text:span></text:p>
      <text:p text:style-name="P1">https://iu.zoom.us/rec/share/jnb8Zqs7YdoSu1lkUIe30UKPkFFfQrj4g20z-C_JUsG4A0-plar5FuDryRGxk1h_.VsHog4_f8s01GBw8</text:p>
      <text:p text:style-name="P1"/>
      <text:p text:style-name="P1"><text:span text:style-name="T1">Lecture 1.1 - Circuits and Layout Part 1</text:span></text:p>
      <text:p text:style-name="P1">https://iu.zoom.us/rec/share/YILa-vcoLwICNExG-be6mUoN29LVjLJbNXQNPvIgbqpVozxCXJcJ8QFEnua9EVSD.YGRescF_B16QOEG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7</meta:generator>
  </office:meta>
</office:document-meta>
</file>